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7cm" table:align="margins"/>
    </style:style>
    <style:style style:name="Taulukko1.A" style:family="table-column">
      <style:table-column-properties style:column-width="4.249cm" style:rel-column-width="16383*"/>
    </style:style>
    <style:style style:name="Taulukko1.C" style:family="table-column">
      <style:table-column-properties style:column-width="8.5cm" style:rel-column-width="32769*"/>
    </style:style>
    <style:style style:name="Taulukko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ulukko1.C1" style:family="table-cell">
      <style:table-cell-properties fo:background-color="#cccccc" fo:padding="0.097cm" fo:border="0.002cm solid #000000">
        <style:background-image/>
      </style:table-cell-properties>
    </style:style>
    <style:style style:name="Taulukko1.A2" style:family="table-cell">
      <style:table-cell-properties fo:padding="0.097cm" fo:border-left="0.002cm solid #000000" fo:border-right="none" fo:border-top="none" fo:border-bottom="0.002cm solid #000000"/>
    </style:style>
    <style:style style:name="Taulukko1.C2" style:family="table-cell">
      <style:table-cell-properties fo:padding="0.097cm" fo:border-left="0.002cm solid #000000" fo:border-right="0.002cm solid #000000" fo:border-top="none" fo:border-bottom="0.002cm solid #000000"/>
    </style:style>
    <style:style style:name="Taulukko2" style:family="table">
      <style:table-properties style:width="17cm" table:align="margins"/>
    </style:style>
    <style:style style:name="Taulukko2.A" style:family="table-column">
      <style:table-column-properties style:column-width="4.249cm" style:rel-column-width="16383*"/>
    </style:style>
    <style:style style:name="Taulukko2.C" style:family="table-column">
      <style:table-column-properties style:column-width="8.5cm" style:rel-column-width="32769*"/>
    </style:style>
    <style:style style:name="Taulukko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ulukko2.C1" style:family="table-cell">
      <style:table-cell-properties fo:background-color="#cccccc" fo:padding="0.097cm" fo:border="0.002cm solid #000000">
        <style:background-image/>
      </style:table-cell-properties>
    </style:style>
    <style:style style:name="Taulukko2.A2" style:family="table-cell">
      <style:table-cell-properties fo:padding="0.097cm" fo:border-left="0.002cm solid #000000" fo:border-right="none" fo:border-top="none" fo:border-bottom="0.002cm solid #000000"/>
    </style:style>
    <style:style style:name="Taulukko2.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rver -client message interface document</text:h>
      <text:p text:style-name="Text_20_body">Version 1.3</text:p>
      <text:p text:style-name="Text_20_body">Updated 2.5.2012</text:p>
      <text:p text:style-name="Text_20_body"/>
      <text:h text:style-name="Heading_20_3" text:outline-level="3">Character set</text:h>
      <text:p text:style-name="Text_20_body"><text:tab/>Client must use standard UTF-8 character set for all communications with server to and fro.</text:p>
      <text:h text:style-name="Heading_20_3" text:outline-level="3">Message syntax</text:h>
      <text:p text:style-name="Text_20_body"><text:tab/>&lt;Operation code&gt;#&lt;parameter 1&gt;#&lt;parameter 2&gt;#...&lt;parameter n&gt;</text:p>
      <text:p text:style-name="P1">Example</text:p>
      <text:p text:style-name="P1"><text:tab/><text:span text:style-name="T1">Create game named ”testgame” with 200 euros of player starting money, 10 euros as the initial stock value, 1000 available shares for each company, 8 second delay between stock value updates and 50 000 wealth required to win :</text:span></text:p>
      <text:p text:style-name="P2"/>
      <text:p text:style-name="P3">CRGM#testgame#200#10#1000#8#50000</text:p>
      <text:h text:style-name="Heading_20_3" text:outline-level="3">Game update timers</text:h>
      <text:p text:style-name="P4"><text:tab/>Server has three kinds of update timers running in each game. Timer updating stock values, timer updating bank related information and timer picking random events. At the creation of the game player defines stock value update interval and other timer intervals are proportional to that timer. Update interval for <text:s/>bank timer is 2,5 times the stock update interval and update interval for random event timer is 1,5 times the <text:s/>stock update interval.</text:p>
      <text:p text:style-name="P1"/>
      <text:h text:style-name="Heading_20_3" text:outline-level="3">Messages from client</text:h>
      <table:table table:name="Taulukko1" table:style-name="Taulukko1">
        <table:table-column table:style-name="Taulukko1.A" table:number-columns-repeated="2"/>
        <table:table-column table:style-name="Taulukko1.C"/>
        <table:table-row>
          <table:table-cell table:style-name="Taulukko1.A1" office:value-type="string">
            <text:p text:style-name="Table_20_Contents">Operation description</text:p>
          </table:table-cell>
          <table:table-cell table:style-name="Taulukko1.A1" office:value-type="string">
            <text:p text:style-name="Table_20_Contents">Operation code</text:p>
          </table:table-cell>
          <table:table-cell table:style-name="Taulukko1.C1" office:value-type="string">
            <text:p text:style-name="Table_20_Contents">Type and description of additional parameters</text:p>
          </table:table-cell>
        </table:table-row>
        <table:table-row>
          <table:table-cell table:style-name="Taulukko1.A2" office:value-type="string">
            <text:p text:style-name="Table_20_Contents">Set client name</text:p>
          </table:table-cell>
          <table:table-cell table:style-name="Taulukko1.A2" office:value-type="string">
            <text:p text:style-name="Table_20_Contents">NAME</text:p>
          </table:table-cell>
          <table:table-cell table:style-name="Taulukko1.C2" office:value-type="string">
            <text:p text:style-name="Table_20_Contents">1. (String) Name</text:p>
          </table:table-cell>
        </table:table-row>
        <table:table-row>
          <table:table-cell table:style-name="Taulukko1.A2" office:value-type="string">
            <text:p text:style-name="Table_20_Contents">Send chat message</text:p>
          </table:table-cell>
          <table:table-cell table:style-name="Taulukko1.A2" office:value-type="string">
            <text:p text:style-name="Table_20_Contents">SAY</text:p>
          </table:table-cell>
          <table:table-cell table:style-name="Taulukko1.C2" office:value-type="string">
            <text:p text:style-name="Table_20_Contents">1. (String) Message</text:p>
          </table:table-cell>
        </table:table-row>
        <table:table-row>
          <table:table-cell table:style-name="Taulukko1.A2" office:value-type="string">
            <text:p text:style-name="Table_20_Contents">Create a game</text:p>
          </table:table-cell>
          <table:table-cell table:style-name="Taulukko1.A2" office:value-type="string">
            <text:p text:style-name="Table_20_Contents">CRGM</text:p>
          </table:table-cell>
          <table:table-cell table:style-name="Taulukko1.C2" office:value-type="string">
            <text:p text:style-name="Table_20_Contents">1. (String) Name of the game</text:p>
            <text:p text:style-name="Table_20_Contents">2. (Int) Initial money</text:p>
            <text:p text:style-name="Table_20_Contents">3. (Int) Initial value of stocks</text:p>
            <text:p text:style-name="Table_20_Contents">4. (Int) Initial number of shares</text:p>
            <text:p text:style-name="Table_20_Contents">5. (Int) Stock value update interval (in seconds)</text:p>
            <text:p text:style-name="Table_20_Contents">6. (Int) Target game wealth for winning the game</text:p>
          </table:table-cell>
        </table:table-row>
        <table:table-row>
          <table:table-cell table:style-name="Taulukko1.A2" office:value-type="string">
            <text:p text:style-name="Table_20_Contents">Join a game</text:p>
          </table:table-cell>
          <table:table-cell table:style-name="Taulukko1.A2" office:value-type="string">
            <text:p text:style-name="Table_20_Contents">JOGM</text:p>
          </table:table-cell>
          <table:table-cell table:style-name="Taulukko1.C2" office:value-type="string">
            <text:p text:style-name="Table_20_Contents">1. (String) Name of the game</text:p>
          </table:table-cell>
        </table:table-row>
        <table:table-row>
          <table:table-cell table:style-name="Taulukko1.A2" office:value-type="string">
            <text:p text:style-name="Table_20_Contents">Start the game</text:p>
          </table:table-cell>
          <table:table-cell table:style-name="Taulukko1.A2" office:value-type="string">
            <text:p text:style-name="Table_20_Contents">START</text:p>
          </table:table-cell>
          <table:table-cell table:style-name="Taulukko1.C2" office:value-type="string">
            <text:p text:style-name="Table_20_Contents">-</text:p>
          </table:table-cell>
        </table:table-row>
        <table:table-row>
          <table:table-cell table:style-name="Taulukko1.A2" office:value-type="string">
            <text:p text:style-name="Table_20_Contents">Buy stocks</text:p>
          </table:table-cell>
          <table:table-cell table:style-name="Taulukko1.A2" office:value-type="string">
            <text:p text:style-name="Table_20_Contents">BUY</text:p>
          </table:table-cell>
          <table:table-cell table:style-name="Taulukko1.C2" office:value-type="string">
            <text:p text:style-name="Table_20_Contents">1. (Int) Company number</text:p>
            <text:p text:style-name="Table_20_Contents">2. (Int) Stock price</text:p>
            <text:p text:style-name="Table_20_Contents">3. (Int) Amount bought</text:p>
          </table:table-cell>
        </table:table-row>
        <table:table-row>
          <table:table-cell table:style-name="Taulukko1.A2" office:value-type="string">
            <text:p text:style-name="Table_20_Contents">Sell stocks</text:p>
          </table:table-cell>
          <table:table-cell table:style-name="Taulukko1.A2" office:value-type="string">
            <text:p text:style-name="Table_20_Contents">SELL</text:p>
          </table:table-cell>
          <table:table-cell table:style-name="Taulukko1.C2" office:value-type="string">
            <text:p text:style-name="Table_20_Contents">1. (Int) Company number</text:p>
            <text:p text:style-name="Table_20_Contents">2. (Int) Stock price</text:p>
            <text:p text:style-name="Table_20_Contents"><text:soft-page-break/>3. (Int) Amount sold</text:p>
          </table:table-cell>
        </table:table-row>
        <table:table-row>
          <table:table-cell table:style-name="Taulukko1.A2" office:value-type="string">
            <text:p text:style-name="Table_20_Contents">Take loan</text:p>
          </table:table-cell>
          <table:table-cell table:style-name="Taulukko1.A2" office:value-type="string">
            <text:p text:style-name="Table_20_Contents">ADLN</text:p>
          </table:table-cell>
          <table:table-cell table:style-name="Taulukko1.C2" office:value-type="string">
            <text:p text:style-name="Table_20_Contents">1. (Int) Amount of loan</text:p>
          </table:table-cell>
        </table:table-row>
        <table:table-row>
          <table:table-cell table:style-name="Taulukko1.A2" office:value-type="string">
            <text:p text:style-name="Table_20_Contents">Pay loan</text:p>
          </table:table-cell>
          <table:table-cell table:style-name="Taulukko1.A2" office:value-type="string">
            <text:p text:style-name="Table_20_Contents">PAYLN</text:p>
          </table:table-cell>
          <table:table-cell table:style-name="Taulukko1.C2" office:value-type="string">
            <text:p text:style-name="Table_20_Contents">1. (Int) Amount of payment</text:p>
          </table:table-cell>
        </table:table-row>
        <table:table-row>
          <table:table-cell table:style-name="Taulukko1.A2" office:value-type="string">
            <text:p text:style-name="Table_20_Contents">Deposit money</text:p>
          </table:table-cell>
          <table:table-cell table:style-name="Taulukko1.A2" office:value-type="string">
            <text:p text:style-name="Table_20_Contents">DEPMN</text:p>
          </table:table-cell>
          <table:table-cell table:style-name="Taulukko1.C2" office:value-type="string">
            <text:p text:style-name="Table_20_Contents">1. (Int) Amount of deposit</text:p>
          </table:table-cell>
        </table:table-row>
        <table:table-row>
          <table:table-cell table:style-name="Taulukko1.A2" office:value-type="string">
            <text:p text:style-name="Table_20_Contents">Withdraw money</text:p>
          </table:table-cell>
          <table:table-cell table:style-name="Taulukko1.A2" office:value-type="string">
            <text:p text:style-name="Table_20_Contents">WDRMN</text:p>
          </table:table-cell>
          <table:table-cell table:style-name="Taulukko1.C2" office:value-type="string">
            <text:p text:style-name="Table_20_Contents">1. (Int) Amount of withdrawal</text:p>
          </table:table-cell>
        </table:table-row>
        <table:table-row>
          <table:table-cell table:style-name="Taulukko1.A2" office:value-type="string">
            <text:p text:style-name="Table_20_Contents">Exit game and join lobby</text:p>
          </table:table-cell>
          <table:table-cell table:style-name="Taulukko1.A2" office:value-type="string">
            <text:p text:style-name="Table_20_Contents">EXTGM</text:p>
          </table:table-cell>
          <table:table-cell table:style-name="Taulukko1.C2" office:value-type="string">
            <text:p text:style-name="Table_20_Contents">-</text:p>
          </table:table-cell>
        </table:table-row>
        <table:table-row>
          <table:table-cell table:style-name="Taulukko1.A2" office:value-type="string">
            <text:p text:style-name="Table_20_Contents">Disconnect from server</text:p>
          </table:table-cell>
          <table:table-cell table:style-name="Taulukko1.A2" office:value-type="string">
            <text:p text:style-name="Table_20_Contents">DISCONNECT</text:p>
          </table:table-cell>
          <table:table-cell table:style-name="Taulukko1.C2" office:value-type="string">
            <text:p text:style-name="Table_20_Contents">-</text:p>
          </table:table-cell>
        </table:table-row>
      </table:table>
      <text:p text:style-name="Standard"/>
      <text:p text:style-name="Standard"/>
      <text:p text:style-name="Standard"/>
      <text:h text:style-name="Heading_20_3" text:outline-level="3">Messages from server</text:h>
      <table:table table:name="Taulukko2" table:style-name="Taulukko2">
        <table:table-column table:style-name="Taulukko2.A" table:number-columns-repeated="2"/>
        <table:table-column table:style-name="Taulukko2.C"/>
        <table:table-row>
          <table:table-cell table:style-name="Taulukko2.A1" office:value-type="string">
            <text:p text:style-name="Table_20_Contents">Operation description</text:p>
          </table:table-cell>
          <table:table-cell table:style-name="Taulukko2.A1" office:value-type="string">
            <text:p text:style-name="Table_20_Contents">Operation code</text:p>
          </table:table-cell>
          <table:table-cell table:style-name="Taulukko2.C1" office:value-type="string">
            <text:p text:style-name="Table_20_Contents">Type and description of additional parameters</text:p>
          </table:table-cell>
        </table:table-row>
        <table:table-row>
          <table:table-cell table:style-name="Taulukko2.A2" office:value-type="string">
            <text:p text:style-name="Table_20_Contents">Send chat message</text:p>
          </table:table-cell>
          <table:table-cell table:style-name="Taulukko2.A2" office:value-type="string">
            <text:p text:style-name="Table_20_Contents">SAY</text:p>
          </table:table-cell>
          <table:table-cell table:style-name="Taulukko2.C2" office:value-type="string">
            <text:p text:style-name="Table_20_Contents">1. (String) Message</text:p>
          </table:table-cell>
        </table:table-row>
        <table:table-row>
          <table:table-cell table:style-name="Taulukko2.A2" office:value-type="string">
            <text:p text:style-name="Table_20_Contents">Update namelist</text:p>
            <text:p text:style-name="Table_20_Contents">Sent when a player joins or leaves the game lobby.</text:p>
          </table:table-cell>
          <table:table-cell table:style-name="Taulukko2.A2" office:value-type="string">
            <text:p text:style-name="Table_20_Contents">UDNM</text:p>
          </table:table-cell>
          <table:table-cell table:style-name="Taulukko2.C2" office:value-type="string">
            <text:p text:style-name="Table_20_Contents">(n = amount of players) </text:p>
            <text:p text:style-name="Table_20_Contents">1. - n (String) Players in the lobby</text:p>
          </table:table-cell>
        </table:table-row>
        <table:table-row>
          <table:table-cell table:style-name="Taulukko2.A2" office:value-type="string">
            <text:p text:style-name="Table_20_Contents">Update gamelist</text:p>
            <text:p text:style-name="Table_20_Contents">Sent when a game is created or deleted.</text:p>
          </table:table-cell>
          <table:table-cell table:style-name="Taulukko2.A2" office:value-type="string">
            <text:p text:style-name="Table_20_Contents">UDGM</text:p>
          </table:table-cell>
          <table:table-cell table:style-name="Taulukko2.C2" office:value-type="string">
            <text:p text:style-name="Table_20_Contents">(n = amount of games)</text:p>
            <text:p text:style-name="Table_20_Contents">1. - n <text:s/>(String) Names of active games in the lobby</text:p>
          </table:table-cell>
        </table:table-row>
        <table:table-row>
          <table:table-cell table:style-name="Taulukko2.A2" office:value-type="string">
            <text:p text:style-name="Table_20_Contents">Update value of player possessions</text:p>
            <text:p text:style-name="Table_20_Contents">Sent on each tick of stock price updater</text:p>
          </table:table-cell>
          <table:table-cell table:style-name="Taulukko2.A2" office:value-type="string">
            <text:p text:style-name="Table_20_Contents">UDVAL</text:p>
          </table:table-cell>
          <table:table-cell table:style-name="Taulukko2.C2" office:value-type="string">
            <text:p text:style-name="Table_20_Contents">1. (String) String containing player name and value of his/her possessions</text:p>
          </table:table-cell>
        </table:table-row>
        <table:table-row>
          <table:table-cell table:style-name="Taulukko2.A2" office:value-type="string">
            <text:p text:style-name="Table_20_Contents">Update player money</text:p>
            <text:p text:style-name="Table_20_Contents">Sent each time player has spent or gained money</text:p>
          </table:table-cell>
          <table:table-cell table:style-name="Taulukko2.A2" office:value-type="string">
            <text:p text:style-name="Table_20_Contents">UDMO</text:p>
          </table:table-cell>
          <table:table-cell table:style-name="Taulukko2.C2" office:value-type="string">
            <text:p text:style-name="Table_20_Contents">1. (Int) New amount of money</text:p>
          </table:table-cell>
        </table:table-row>
        <table:table-row>
          <table:table-cell table:style-name="Taulukko2.A2" office:value-type="string">
            <text:p text:style-name="Table_20_Contents">Update player total wealth</text:p>
            <text:p text:style-name="Table_20_Contents">Sent each time player gains or loses some part of his/her wealth</text:p>
          </table:table-cell>
          <table:table-cell table:style-name="Taulukko2.A2" office:value-type="string">
            <text:p text:style-name="Table_20_Contents">UDWTH</text:p>
          </table:table-cell>
          <table:table-cell table:style-name="Taulukko2.C2" office:value-type="string">
            <text:p text:style-name="Table_20_Contents">1. (Int) New amount of wealth</text:p>
          </table:table-cell>
        </table:table-row>
        <table:table-row>
          <table:table-cell table:style-name="Taulukko2.A2" office:value-type="string">
            <text:p text:style-name="Table_20_Contents">Update amount and value of player possessions for a single company</text:p>
            <text:p text:style-name="Table_20_Contents">Sent when a player buys or sells stocks</text:p>
          </table:table-cell>
          <table:table-cell table:style-name="Taulukko2.A2" office:value-type="string">
            <text:p text:style-name="Table_20_Contents">UDPS</text:p>
          </table:table-cell>
          <table:table-cell table:style-name="Taulukko2.C2" office:value-type="string">
            <text:p text:style-name="Table_20_Contents">1. (Int) Company ID number</text:p>
            <text:p text:style-name="Table_20_Contents">2. (Int) Number of possessions</text:p>
            <text:p text:style-name="Table_20_Contents">3. (Int) Current average cost of investment in company </text:p>
          </table:table-cell>
        </table:table-row>
        <table:table-row>
          <table:table-cell table:style-name="Taulukko2.A2" office:value-type="string">
            <text:p text:style-name="Table_20_Contents">Update stock</text:p>
            <text:p text:style-name="Table_20_Contents">Sent on each tick of stock price updater</text:p>
          </table:table-cell>
          <table:table-cell table:style-name="Taulukko2.A2" office:value-type="string">
            <text:p text:style-name="Table_20_Contents">UDST</text:p>
          </table:table-cell>
          <table:table-cell table:style-name="Taulukko2.C2" office:value-type="string">
            <text:p text:style-name="Table_20_Contents">1. (Int) Company number</text:p>
            <text:p text:style-name="Table_20_Contents">2. (String) Company name</text:p>
            <text:p text:style-name="Table_20_Contents">3. (Int) Sock price</text:p>
            <text:p text:style-name="Table_20_Contents">4. (Int) Amount of stocks in market</text:p>
          </table:table-cell>
        </table:table-row>
        <text:soft-page-break/>
        <table:table-row>
          <table:table-cell table:style-name="Taulukko2.A2" office:value-type="string">
            <text:p text:style-name="Table_20_Contents">Update value of deposits</text:p>
            <text:p text:style-name="Table_20_Contents">Sent when player withdraws or deposits money and each tick of bank updater</text:p>
          </table:table-cell>
          <table:table-cell table:style-name="Taulukko2.A2" office:value-type="string">
            <text:p text:style-name="Table_20_Contents">UDDEP</text:p>
          </table:table-cell>
          <table:table-cell table:style-name="Taulukko2.C2" office:value-type="string">
            <text:p text:style-name="Table_20_Contents">1. (Int) Value of deposits</text:p>
          </table:table-cell>
        </table:table-row>
        <table:table-row>
          <table:table-cell table:style-name="Taulukko2.A2" office:value-type="string">
            <text:p text:style-name="Table_20_Contents">Update interest rates</text:p>
            <text:p text:style-name="Table_20_Contents">Sent every time interest rates changes</text:p>
          </table:table-cell>
          <table:table-cell table:style-name="Taulukko2.A2" office:value-type="string">
            <text:p text:style-name="Table_20_Contents">UDINTR</text:p>
          </table:table-cell>
          <table:table-cell table:style-name="Taulukko2.C2" office:value-type="string">
            <text:p text:style-name="Table_20_Contents">1. (Int) Interest rate for deposits</text:p>
            <text:p text:style-name="Table_20_Contents">2. (Int) Interest rate for loans </text:p>
          </table:table-cell>
        </table:table-row>
        <table:table-row>
          <table:table-cell table:style-name="Taulukko2.A2" office:value-type="string">
            <text:p text:style-name="Table_20_Contents">Update amount of loan</text:p>
            <text:p text:style-name="Table_20_Contents">Sent every time player takes loan or pays loan and each tick of bank updater</text:p>
          </table:table-cell>
          <table:table-cell table:style-name="Taulukko2.A2" office:value-type="string">
            <text:p text:style-name="Table_20_Contents">UDLN</text:p>
          </table:table-cell>
          <table:table-cell table:style-name="Taulukko2.C2" office:value-type="string">
            <text:p text:style-name="Table_20_Contents">1. (Int) Amount of current loan</text:p>
          </table:table-cell>
        </table:table-row>
        <table:table-row>
          <table:table-cell table:style-name="Taulukko2.A2" office:value-type="string">
            <text:p text:style-name="Table_20_Contents">Information message from server</text:p>
          </table:table-cell>
          <table:table-cell table:style-name="Taulukko2.A2" office:value-type="string">
            <text:p text:style-name="Table_20_Contents">SERVER</text:p>
          </table:table-cell>
          <table:table-cell table:style-name="Taulukko2.C2" office:value-type="string">
            <text:p text:style-name="Table_20_Contents">1. (String) Message</text:p>
          </table:table-cell>
        </table:table-row>
        <table:table-row>
          <table:table-cell table:style-name="Taulukko2.A2" office:value-type="string">
            <text:p text:style-name="Table_20_Contents">Indication that player has gone broke</text:p>
            <text:p text:style-name="Table_20_Contents">Sent when player loans have exeeded 2*value of his/her assests</text:p>
          </table:table-cell>
          <table:table-cell table:style-name="Taulukko2.A2" office:value-type="string">
            <text:p text:style-name="Table_20_Contents">BROKE</text:p>
          </table:table-cell>
          <table:table-cell table:style-name="Taulukko2.C2" office:value-type="string">
            <text:p text:style-name="Table_20_Contents">-</text:p>
          </table:table-cell>
        </table:table-row>
        <table:table-row>
          <table:table-cell table:style-name="Taulukko2.A2" office:value-type="string">
            <text:p text:style-name="Table_20_Contents">Inform that game has ended</text:p>
            <text:p text:style-name="Table_20_Contents">Sent when the game ends</text:p>
            <text:p text:style-name="Table_20_Contents"/>
          </table:table-cell>
          <table:table-cell table:style-name="Taulukko2.A2" office:value-type="string">
            <text:p text:style-name="Table_20_Contents">GAMEOVER</text:p>
          </table:table-cell>
          <table:table-cell table:style-name="Taulukko2.C2" office:value-type="string">
            <text:p text:style-name="Table_20_Contents">(n = amount of players)</text:p>
            <text:p text:style-name="Table_20_Contents">1. - n (String) String containing player name, money, value of deposits, amount of loans and stock valu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1-27T17:57:44.40</meta:creation-date>
    <dc:date>2012-05-02T23:07:16.32</dc:date>
    <meta:editing-duration>PT11H50M37S</meta:editing-duration>
    <meta:editing-cycles>16</meta:editing-cycles>
    <meta:generator>OpenOffice.org/3.3$Win32 OpenOffice.org_project/330m20$Build-9567</meta:generator>
    <meta:document-statistic meta:table-count="2" meta:image-count="0" meta:object-count="0" meta:page-count="3" meta:paragraph-count="131" meta:word-count="658" meta:character-count="3722"/>
  </office:meta>
</office:document-meta>
</file>